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p1 – Criptografía Simétrica</text:p>
      <text:p text:style-name="Subtitle">Primer parte</text:p>
      <text:p text:style-name="Standard"/>
      <text:list xml:id="list8115871153650496356" text:style-name="L1">
        <text:list-item>
          <text:p text:style-name="P1">Resuelto en <text:a xlink:type="simple" xlink:href="https://github.com/poximan/ARS/tree/master/tp1/caesar" text:style-name="Internet_20_link" text:visited-style-name="Visited_20_Internet_20_Link">https://github.com/poximan/ARS/tree/master/tp1/caesar</text:a></text:p>
        </text:list-item>
        <text:list-item>
          <text:p text:style-name="P1">Resuelto en <text:a xlink:type="simple" xlink:href="https://github.com/poximan/ARS/tree/master/tp1/hack_caesar" text:style-name="Internet_20_link" text:visited-style-name="Visited_20_Internet_20_Link">https://github.com/poximan/ARS/tree/master/tp1/hack_caesar</text:a></text:p>
        </text:list-item>
        <text:list-item>
          <text:p text:style-name="P1">Resuelto en <text:a xlink:type="simple" xlink:href="https://github.com/poximan/ARS/tree/master/tp1/caesar" text:style-name="Internet_20_link" text:visited-style-name="Visited_20_Internet_20_Link">https://github.com/poximan/ARS/tree/master/tp1/caesar</text:a></text:p>
        </text:list-item>
      </text:list>
      <text:p text:style-name="Standard"/>
      <text:p text:style-name="Standard">Para todos los casos anteriores, clonar <text:a xlink:type="simple" xlink:href="https://github.com/poximan/ARS.git" text:style-name="Internet_20_link" text:visited-style-name="Visited_20_Internet_20_Link">https://github.com/poximan/ARS.git</text:a></text:p>
      <text:p text:style-name="Standard"/>
      <text:list xml:id="list33423691" text:continue-numbering="true" text:style-name="L1">
        <text:list-item>
          <text:p text:style-name="P1">Cifrar la frase</text:p>
          <text:p text:style-name="P1">“Vivir solo cuesta vida” con el cifrador de Hill con la matriz ((11, 8) (3, 7)) y luego descifrarla. Detallar todos los pasos.</text:p>
        </text:list-item>
      </text:list>
      <text:p text:style-name="Standard"/>
      <text:p text:style-name="P4">Cifrado</text:p>
      <text:p text:style-name="Standard">Mensaje = “Vivir solo cuesta vida”.</text:p>
      <text:p text:style-name="Standard">K = ((11 , 8), (3 ,7)) ((L, I) , (D, H))</text:p>
      <text:p text:style-name="Standard">(a) “VI” (22, 8)</text:p>
      <text:p text:style-name="Standard">C<text:span text:style-name="T2">1</text:span> = (11 * 22 + 8 * 8) mod 27 = 9 (J).</text:p>
      <text:p text:style-name="Standard">C<text:span text:style-name="T2">2</text:span> = (3 * 22 + 7 * 8) mod 27 = 14 (Ñ).</text:p>
      <text:p text:style-name="Standard">(b) “VI” (22, 8)</text:p>
      <text:p text:style-name="Standard">C<text:span text:style-name="T2">3</text:span> = 9 (J).</text:p>
      <text:p text:style-name="Standard">C<text:span text:style-name="T2">4</text:span> = 14 (Ñ).</text:p>
      <text:p text:style-name="Standard">(c) “RS” (18, 19)</text:p>
      <text:p text:style-name="Standard">C<text:span text:style-name="T2">5</text:span> = (11 * 18 + 8 * 19) mod 27 = 26 (Z).</text:p>
      <text:p text:style-name="Standard">C<text:span text:style-name="T2">6</text:span> = (3 * 18 + 7 * 19) mod 27 = 25 (Y).</text:p>
      <text:p text:style-name="Standard"><text:soft-page-break/>(d) “OL” (15, 11)</text:p>
      <text:p text:style-name="Standard">C<text:span text:style-name="T2">7</text:span> <text:s/>= (11 * 15 + 8 * 11) mod 27 = 10 (K).</text:p>
      <text:p text:style-name="Standard">C<text:span text:style-name="T2">8</text:span> = (3 * 15 + 7 * 11) mod 27 = 14 (Ñ).</text:p>
      <text:p text:style-name="Standard">(e) “OC” (15, 2)</text:p>
      <text:p text:style-name="Standard">C<text:span text:style-name="T2">9</text:span> = (11 * 15 + 8 * 2) mod 27 = 19 (S).</text:p>
      <text:p text:style-name="Standard">C<text:span text:style-name="T2">10</text:span> = (3 * 15 + 7 * 2) mod 27 = 5 (F). <text:s/></text:p>
      <text:p text:style-name="Standard">(f) “UE” (21, 4)</text:p>
      <text:p text:style-name="Standard">C<text:span text:style-name="T2">11</text:span> = (11 * 21 + 8 * 4) mod 27 = 20 (T).</text:p>
      <text:p text:style-name="Standard">C<text:span text:style-name="T2">12</text:span> = (3 * 21 + 7 * 4) mod 27 = 10 (K).</text:p>
      <text:p text:style-name="Standard">(g) “ST” (19, 20)</text:p>
      <text:p text:style-name="Standard">C<text:span text:style-name="T2">13</text:span> = (11 * 19 + 8 * 20) mod 27 = 18 (R).</text:p>
      <text:p text:style-name="Standard">C<text:span text:style-name="T2">14</text:span> = (3 * 19 + 7 * 20) mod 27 = 8 (I).</text:p>
      <text:p text:style-name="Standard">(h) “AV” (0, 22)</text:p>
      <text:p text:style-name="Standard">C<text:span text:style-name="T2">15</text:span> = (11 * 0 + 8 * 22) mod 27 = 14 (Ñ).</text:p>
      <text:p text:style-name="Standard">C<text:span text:style-name="T2">16 </text:span>= (3 * 0 + 7 * 22) mod 27 = 19 (S).</text:p>
      <text:p text:style-name="Standard">(i) “ID” (8, 3)</text:p>
      <text:p text:style-name="Standard">C<text:span text:style-name="T2">17</text:span> = (11 * 8 + 8 * 3) mod 27 = 4 (E).</text:p>
      <text:p text:style-name="Standard">C<text:span text:style-name="T2">18</text:span> = (3 * 8 + 7 * 3) mod 27 = 18 (R).</text:p>
      <text:p text:style-name="Standard">(j) “AZ” (0, 26). Z=Relleno</text:p>
      <text:p text:style-name="Standard">C<text:span text:style-name="T2">19</text:span> = (11 * 0 + 8 * 26) mod 27 = 19 (S).</text:p>
      <text:p text:style-name="Standard">C<text:span text:style-name="T2">20</text:span> = (3 * 0 + 7 * 26) mod 27 = 20 (T).</text:p>
      <text:p text:style-name="Standard"><text:tab/>C = “JÑJÑZYKÑSFTKRIÑSERST”.</text:p>
      <text:p text:style-name="Standard"/>
      <text:p text:style-name="P3"><text:span text:style-name="T1">Descifrado</text:span></text:p>
      <text:p text:style-name="Standard">| K | = 53.</text:p>
      <text:p text:style-name="Standard"><text:soft-page-break/>| K | mod 27 = 26.</text:p>
      <text:p text:style-name="Standard">ADJ(K) = ((7, -3), (-8, 11))</text:p>
      <text:p text:style-name="Standard">T<text:span text:style-name="T2">ADJ</text:span>(K) = ((7, -8), (-3, 11))</text:p>
      <text:p text:style-name="Standard">K-1 = T<text:span text:style-name="T2">ADJ(K)</text:span> * INV(26, 27) = ((182, -208), (-78, 286)) mod 27 = ((20, 8), (3, 16))</text:p>
      <text:p text:style-name="Standard">(a) “JÑ” (9, 14)</text:p>
      <text:p text:style-name="Standard">M<text:span text:style-name="T2">1</text:span> = (20 * 9 + 8 * 14) mod 27 = 22 (V).</text:p>
      <text:p text:style-name="Standard">M<text:span text:style-name="T2">2 </text:span>= (3 * 9 + 16 * 14) mod 27 = 8 (I).</text:p>
      <text:p text:style-name="Standard">(b) “JÑ” (9, 14)</text:p>
      <text:p text:style-name="Standard">M<text:span text:style-name="T2">3</text:span> = 22 (V).</text:p>
      <text:p text:style-name="Standard">M<text:span text:style-name="T2">4</text:span> = 8 (I).</text:p>
      <text:p text:style-name="Standard">(c) “ZY” (26, 25)</text:p>
      <text:p text:style-name="Standard">M<text:span text:style-name="T2">5</text:span> = (20 * 26 + 8 * 25) mod 27 = 18 (R).</text:p>
      <text:p text:style-name="Standard">M<text:span text:style-name="T2">6 </text:span>= (3 * 26 + 16 * 25) mod 27 = 19 (S).</text:p>
      <text:p text:style-name="Standard">(d) “KÑ” (10, 14)</text:p>
      <text:p text:style-name="Standard">M<text:span text:style-name="T2">7</text:span> = (20 * 10 + 8 * 14 ) mod 27 = 15 (O).</text:p>
      <text:p text:style-name="Standard">M<text:span text:style-name="T2">8</text:span> = (3 * 10 + 16 * 14) mod 27 = 11 (L).</text:p>
      <text:p text:style-name="Standard">(e) “SF” (19, 5)</text:p>
      <text:p text:style-name="Standard">M<text:span text:style-name="T2">9</text:span> = (20 * 19 + 8 * 5) mod 27 = 15 (O).</text:p>
      <text:p text:style-name="Standard">M<text:span text:style-name="T2">10</text:span> = (3 * 19 + 16 * 5) mod 27 = 2 (C).</text:p>
      <text:p text:style-name="Standard">(f) “TK” (20, 10)</text:p>
      <text:p text:style-name="Standard">M<text:span text:style-name="T2">11</text:span> = (20 * 20 + 8 * 10) mod 27 = 21 (U).</text:p>
      <text:p text:style-name="Standard">M<text:span text:style-name="T2">12</text:span> = (3 * 20 + 16 * 10) mod 27 = 4 (E).</text:p>
      <text:p text:style-name="Standard">(g) “RI” (18 ,8)</text:p>
      <text:p text:style-name="Standard">M<text:span text:style-name="T2">13</text:span> = (20 * 18 + 8 * 8) mod 27 = 19 (S).</text:p>
      <text:p text:style-name="Standard">M<text:span text:style-name="T2">14</text:span> = (3 * 18 + 16 * 8) mod 27 = 20 (T).</text:p>
      <text:p text:style-name="Standard"><text:soft-page-break/>(h) “ÑS” (14, 19)</text:p>
      <text:p text:style-name="Standard">M<text:span text:style-name="T2">15</text:span> = (20 * 14 + 8 * 19) mod 27 = 0 (A).</text:p>
      <text:p text:style-name="Standard">M<text:span text:style-name="T2">16</text:span> = (3 * 14 + 16 * 19) mod 27 = 22 (V).</text:p>
      <text:p text:style-name="Standard">(i) “ER” (4, 18)</text:p>
      <text:p text:style-name="Standard">M<text:span text:style-name="T2">17</text:span> = (20 * 4 + 8 * 18) mod 27 = 8 (I).</text:p>
      <text:p text:style-name="Standard">M<text:span text:style-name="T2">18 </text:span>= (3 * 4 + 16 * 18) mod 27 = 3 (D). </text:p>
      <text:p text:style-name="Standard">(j) “ST” (19, 20)</text:p>
      <text:p text:style-name="Standard">M<text:span text:style-name="T2">19</text:span> = (20 * 19 + 8 * 20 ) mod 27 = 0 (A).</text:p>
      <text:p text:style-name="Standard">M<text:span text:style-name="T2">20</text:span> = (3 * 19 + 16 *20) mod 27 = 26 (Z). Relleno.</text:p>
      <text:p text:style-name="Standard"><text:tab/>M = “VIVIRCUESTAVIDA”<text:tab/></text:p>
      <text:p text:style-name="Standard"/>
      <text:list xml:id="list33409913" text:continue-numbering="true" text:style-name="L1">
        <text:list-item>
          <text:p text:style-name="P1">Si se aplica dos veces el cifrador Affine, ¿se mejora la seguridad?</text:p>
        </text:list-item>
      </text:list>
      <text:p text:style-name="Standard">Considerando que los métodos de encriptado son públicos, y la potencia radica en que la funcion de encriptado sea en un solo sentido, iterar n veces sobre el mensaje original no aumenta la complejidad del computo, ya que una vez conocido el método de encriptado, bastara aplicarlo reiteradas veces hasta obtener el texto plano. Por lo tanto, aplicar dos veces el mismo metodo no mejora la seguridad.</text:p>
      <text:p text:style-name="Standard"/>
      <text:list xml:id="list33420991" text:continue-numbering="true" text:style-name="L1">
        <text:list-item>
          <text:p text:style-name="P1">¿Qué protocolos populares utilizan cifrado DES?</text:p>
        </text:list-item>
      </text:list>
      <text:list xml:id="list4478958261109483551" text:style-name="L2">
        <text:list-item>
          <text:p text:style-name="P2">IPSec: capa de seguridad sobre IP.</text:p>
        </text:list-item>
        <text:list-item>
          <text:p text:style-name="P2">IKE (Internet Key Exchange): protocolo implementado por Cisco para su SO.</text:p>
        </text:list-item>
        <text:list-item>
          <text:p text:style-name="P2">TLS 1.0.: seguridad en capa de transporte.</text:p>
        </text:list-item>
        <text:list-item>
          <text:p text:style-name="P2">WiMax.</text:p>
        </text:list-item>
      </text:list>
      <text:p text:style-name="Standard"><text:a xlink:type="simple" xlink:href="https://books.google.com.ar/books?id=WHg9YgZkx8YC" text:style-name="Internet_20_link" text:visited-style-name="Visited_20_Internet_20_Link">https://books.google.com.ar/books?id=WHg9YgZkx8YC</text:a> (caps 19 y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language="es" fo:country="ES"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16T19:48:05.34</meta:creation-date>
    <dc:date>2018-04-20T13:22:00.62</dc:date>
    <meta:editing-duration>PT1H56M37S</meta:editing-duration>
    <meta:editing-cycles>6</meta:editing-cycles>
    <meta:generator>OpenOffice/4.1.2$Win32 OpenOffice.org_project/412m3$Build-9782</meta:generator>
    <meta:document-statistic meta:table-count="0" meta:image-count="0" meta:object-count="0" meta:page-count="4" meta:paragraph-count="87" meta:word-count="845" meta:character-count="3334"/>
    <dc:creator>hugo donato</dc:creator>
  </office:meta>
</office:document-meta>
</file>